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1cm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6.75cm" svg:x="2.7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6.75cm" svg:x="9.7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0.75cm" svg:x="6.25cm" svg:y="8cm">
          <text:p/>
          <draw:enhanced-geometry svg:viewBox="0 0 21600 21600" draw:mirror-vertical="true" draw:type="rectangle" draw:enhanced-path="M 0 0 L 21600 0 21600 21600 0 21600 0 0 Z N"/>
        </draw:custom-shape>
        <draw:frame draw:style-name="gr2" draw:layer="layout" svg:width="2.576cm" svg:height="1.673cm" svg:x="2.8cm" svg:y="9.25cm">
          <draw:text-box>
            <text:p>Flash</text:p>
            <text:p>__code</text:p>
          </draw:text-box>
        </draw:frame>
        <draw:custom-shape draw:style-name="gr1" draw:text-style-name="P1" draw:layer="layout" svg:width="3cm" svg:height="0.75cm" svg:x="9.75cm" svg:y="8cm">
          <text:p/>
          <draw:enhanced-geometry svg:viewBox="0 0 21600 21600" draw:mirror-vertical="true" draw:type="rectangle" draw:enhanced-path="M 0 0 L 21600 0 21600 21600 0 21600 0 0 Z N"/>
        </draw:custom-shape>
        <draw:frame draw:style-name="gr2" draw:layer="layout" svg:width="2.75cm" svg:height="1.673cm" svg:x="9.85cm" svg:y="9.3cm">
          <draw:text-box>
            <text:p>Sram</text:p>
            <text:p>__xdata</text:p>
          </draw:text-box>
        </draw:frame>
        <draw:custom-shape draw:style-name="gr1" draw:text-style-name="P1" draw:layer="layout" svg:width="3cm" svg:height="0.75cm" svg:x="6.25cm" svg:y="8cm">
          <text:p/>
          <draw:enhanced-geometry svg:viewBox="0 0 21600 21600" draw:mirror-vertical="true" draw:type="rectangle" draw:enhanced-path="M 0 0 L 21600 0 21600 21600 0 21600 0 0 Z N"/>
        </draw:custom-shape>
        <draw:frame draw:style-name="gr2" draw:layer="layout" svg:width="2.437cm" svg:height="2.384cm" svg:x="7.05cm" svg:y="9.5cm">
          <draw:text-box>
            <text:p>Fast</text:p>
            <text:p>Sram</text:p>
            <text:p>__data</text:p>
          </draw:text-box>
        </draw:frame>
        <draw:frame draw:style-name="gr2" draw:layer="layout" svg:width="1.522cm" svg:height="0.962cm" svg:x="3.4cm" svg:y="4.951cm">
          <draw:text-box>
            <text:p>64k</text:p>
          </draw:text-box>
        </draw:frame>
        <draw:frame draw:style-name="gr2" draw:layer="layout" svg:width="1.522cm" svg:height="0.962cm" svg:x="10.3cm" svg:y="4.951cm">
          <draw:text-box>
            <text:p>64k</text:p>
          </draw:text-box>
        </draw:frame>
        <draw:frame draw:style-name="gr2" draw:layer="layout" svg:width="1.556cm" svg:height="0.962cm" svg:x="10.3cm" svg:y="7.851cm">
          <draw:text-box>
            <text:p>256</text:p>
          </draw:text-box>
        </draw:frame>
        <draw:frame draw:style-name="gr2" draw:layer="layout" svg:width="1.556cm" svg:height="0.962cm" svg:x="6.8cm" svg:y="7.851cm">
          <draw:text-box>
            <text:p>256</text:p>
          </draw:text-box>
        </draw:frame>
        <draw:frame draw:style-name="gr2" draw:layer="layout" svg:width="2.75cm" svg:height="1.673cm" svg:x="9.85cm" svg:y="9.301cm">
          <draw:text-box>
            <text:p>Sram</text:p>
            <text:p>__xdata</text:p>
          </draw:text-box>
        </draw:frame>
        <draw:frame draw:style-name="gr2" draw:layer="layout" svg:width="2.788cm" svg:height="0.962cm" svg:x="13.35cm" svg:y="7.702cm">
          <draw:text-box>
            <text:p>__pdata</text:p>
          </draw:text-box>
        </draw:frame>
        <draw:line draw:style-name="gr3" draw:text-style-name="P1" draw:layer="layout" svg:x1="13.75cm" svg:y1="8.164cm" svg:x2="12.75cm" svg:y2="8.25cm">
          <text:p/>
        </draw:line>
        <draw:custom-shape draw:style-name="gr1" draw:text-style-name="P1" draw:layer="layout" svg:width="3.5cm" svg:height="6cm" svg:x="4cm" svg:y="13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3cm" svg:x="4cm" svg:y="13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3cm" svg:x="4cm" svg:y="16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1.25cm" svg:x="4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0.5cm" svg:x="4cm" svg:y="18.7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5cm" svg:y1="8.75cm" svg:x2="5.5cm" svg:y2="13.25cm">
          <text:p/>
        </draw:line>
        <draw:frame draw:style-name="gr2" draw:text-style-name="P2" draw:layer="layout" svg:width="1.975cm" svg:height="1.073cm" svg:x="4.66cm" svg:y="16.592cm">
          <draw:text-box>
            <text:p><text:span text:style-name="T1">Available</text:span></text:p>
            <text:p><text:span text:style-name="T1">SRAM</text:span></text:p>
          </draw:text-box>
        </draw:frame>
        <draw:frame draw:style-name="gr2" draw:text-style-name="P2" draw:layer="layout" svg:width="2.056cm" svg:height="0.662cm" svg:x="4.65cm" svg:y="18.7cm">
          <draw:text-box>
            <text:p><text:span text:style-name="T1">Registers</text:span></text:p>
          </draw:text-box>
        </draw:frame>
        <draw:frame draw:style-name="gr2" draw:text-style-name="P2" draw:layer="layout" svg:width="2.009cm" svg:height="0.662cm" svg:x="4.65cm" svg:y="18.1cm">
          <draw:text-box>
            <text:p><text:span text:style-name="T1">Bits __bit</text:span></text:p>
          </draw:text-box>
        </draw:frame>
        <draw:frame draw:style-name="gr2" draw:text-style-name="P2" draw:layer="layout" svg:width="1.81cm" svg:height="0.662cm" svg:x="4.75cm" svg:y="14.4cm">
          <draw:text-box>
            <text:p><text:span text:style-name="T1">Devices</text:span></text:p>
          </draw:text-box>
        </draw:frame>
        <draw:custom-shape draw:style-name="gr4" draw:text-style-name="P1" draw:layer="layout" svg:width="3.5cm" svg:height="3cm" svg:x="9cm" svg:y="13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25cm" svg:height="0.662cm" svg:x="9.85cm" svg:y="14.4cm">
          <draw:text-box>
            <text:p><text:span text:style-name="T1">Stack</text:span></text:p>
          </draw:text-box>
        </draw:frame>
        <draw:line draw:style-name="gr6" draw:text-style-name="P1" draw:layer="layout" svg:x1="9cm" svg:y1="14.95cm" svg:x2="7.5cm" svg:y2="14.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7T23:10:02</meta:creation-date>
    <dc:date>2013-09-27T23:48:06</dc:date>
    <meta:editing-duration>PT7M31S</meta:editing-duration>
    <meta:editing-cycles>1</meta:editing-cycles>
    <meta:document-statistic meta:object-count="28"/>
    <meta:generator>LibreOffice/4.0.2.2$Linux_X86_64 LibreOffice_project/400m0$Build-2</meta:generator>
  </office:meta>
</office:document-meta>
</file>